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f30" officeooo:paragraph-rsid="001a5f30"/>
    </style:style>
    <style:style style:name="P2" style:family="paragraph" style:parent-style-name="Standard">
      <style:text-properties officeooo:rsid="001a8918" officeooo:paragraph-rsid="001a8918"/>
    </style:style>
    <style:style style:name="P3" style:family="paragraph" style:parent-style-name="Standard">
      <style:text-properties officeooo:rsid="001be440" officeooo:paragraph-rsid="001be440"/>
    </style:style>
    <style:style style:name="P4" style:family="paragraph" style:parent-style-name="Standard">
      <style:text-properties officeooo:rsid="001cdfa3" officeooo:paragraph-rsid="001cdfa3"/>
    </style:style>
    <style:style style:name="P5" style:family="paragraph" style:parent-style-name="Standard">
      <style:text-properties officeooo:rsid="001be440" officeooo:paragraph-rsid="001be440"/>
    </style:style>
    <style:style style:name="P6" style:family="paragraph" style:parent-style-name="Standard">
      <style:text-properties fo:font-size="28pt" fo:font-weight="bold" officeooo:rsid="0020389e" officeooo:paragraph-rsid="0020389e" style:font-size-asian="28pt" style:font-weight-asian="bold" style:font-size-complex="28pt" style:font-weight-complex="bold"/>
    </style:style>
    <style:style style:name="P7" style:family="paragraph" style:parent-style-name="Standard">
      <style:text-properties fo:font-size="20pt" fo:font-weight="normal" officeooo:rsid="0020389e" officeooo:paragraph-rsid="0020389e" style:font-size-asian="17.5pt" style:font-weight-asian="normal" style:font-size-complex="20pt" style:font-weight-complex="normal"/>
    </style:style>
    <style:style style:name="T1" style:family="text">
      <style:text-properties officeooo:rsid="001a8918"/>
    </style:style>
    <style:style style:name="T2" style:family="text">
      <style:text-properties officeooo:rsid="001b58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mitations</text:p>
      <text:p text:style-name="P1">1. Exit not running</text:p>
      <text:p text:style-name="P1">2. NO threadin<text:span text:style-name="T1">g</text:span></text:p>
      <text:p text:style-name="P2">3. after all the proceses with a given process name have been killed, dont run kill with that process name again</text:p>
      <text:p text:style-name="P2">4. Kills all the instances of a process with a single id <text:span text:style-name="T2">(undefined shutting down with mutilple clients).</text:span></text:p>
      <text:p text:style-name="P4">5. Fix multiply</text:p>
      <text:p text:style-name="P2"/>
      <text:p text:style-name="P3">Doing:</text:p>
      <text:p text:style-name="P3">1. Working across computers</text:p>
      <text:p text:style-name="P3">2</text:p>
      <text:p text:style-name="P6">Introduction</text:p>
      <text:p text:style-name="P7">This project is an client-server application in which both the client, and the server are interactive, that is, take input from the user in real-time, without either of them going into blo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00:46:40.411864806</meta:creation-date>
    <dc:date>2019-04-27T08:43:11.618969859</dc:date>
    <meta:editing-duration>PT1H57M1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89" meta:character-count="514" meta:non-whitespace-character-count="436"/>
  </office:meta>
</office:document-meta>
</file>